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9" style:family="paragraph" style:parent-style-name="Standard">
      <style:text-properties fo:font-size="12pt" style:text-underline-style="non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p text:style-name="P3"/>
      <text:p text:style-name="P6"><text:span text:style-name="T1">Goal: </text:span>The goal of this project for the 13-14 academic year is to make a fully functional 3-axis CNC mill machine.</text:p>
      <text:p text:style-name="P6"/>
      <text:p text:style-name="P8">Specifications:<text:span text:style-name="T2"> </text:span></text:p>
      <text:p text:style-name="P10"/>
      <text:p text:style-name="P10">- Be able to cut wood, plastics (PMMA, Polycarbonate, Delrin), and potentially aluminum into a shape specified by a CAD file.</text:p>
      <text:p text:style-name="P10">- For the moment we are focusing on machinability in 3 axes with an approximately cubic build volume. We are not looking to maximize our cut area in the xy plane, since we already have a laser cutter and a waterjet cutter for this that does a much better job than this thing will.</text:p>
      <text:p text:style-name="P8"><text:span text:style-name="T2">- Want to have the machine built in a reprap style, such that </text:span><text:span text:style-name="T2">it is self-replicating to an extent that matches other printers (“flex” goal).</text:span></text:p>
      <text:p text:style-name="P10">- Be under $1000 price point, if not lower.</text:p>
      <text:p text:style-name="P8"><text:span text:style-name="T2">- Design with consideration to add 4</text:span><text:span text:style-name="T3">th</text:span><text:span text:style-name="T2"> and/or 5</text:span><text:span text:style-name="T3">th</text:span><text:span text:style-name="T2"> axis down the road.</text:span></text:p>
      <text:p text:style-name="P10">- Prefer common materials, reprap style.</text:p>
      <text:list xml:id="list8684260871224444838" text:style-name="L1">
        <text:list-item>
          <text:p text:style-name="P12">SAFETY: Don't want users to be able to operate the machine in a way that can damage them or the equipment due to negeligence.</text:p>
        </text:list-item>
      </text:list>
      <text:p text:style-name="P10"/>
      <text:p text:style-name="P4">EXISTING DESIGNS OF NOTE</text:p>
      <text:p text:style-name="P10"/>
      <text:list xml:id="list2457247952126375448" text:style-name="L2">
        <text:list-item>
          <text:p text:style-name="P13"><text:a xlink:type="simple" xlink:href="http://reprap.org/wiki/Eiffel">http://reprap.org/wiki/Eiffel</text:a>: very reprap like, one of the few actually documented on the wiki</text:p>
        </text:list-item>
        <text:list-item>
          <text:p text:style-name="P14"><text:span text:style-name="T4"><text:s/>CHEAPPP: </text:span><text:a xlink:type="simple" xlink:href="http://www.instructables.com/id/DIY-CNC-1-2/">http://www.instructables.com/id/DIY-CNC-1-2/</text:a> <text:s/>(I don't think this will cut metal though)</text:p>
        </text:list-item>
        <text:list-item>
          <text:p text:style-name="P14">Shapeoko: probably the closest style of design to what we want to do:</text:p>
          <text:list>
            <text:list-item>
              <text:p text:style-name="P14"><text:a xlink:type="simple" xlink:href="http://www.shapeoko.com/">http://www.shapeoko.com/</text:a> </text:p>
            </text:list-item>
            <text:list-item>
              <text:p text:style-name="P14"><text:a xlink:type="simple" xlink:href="http://www.shapeoko.com/wiki/index.php/Parts#T1">http://www.shapeoko.com/wiki/index.php/Parts#T1</text:a> </text:p>
            </text:list-item>
            <text:list-item>
              <text:p text:style-name="P14"><text:a xlink:type="simple" xlink:href="http://www.shapeoko.com/wiki/index.php/Materials">http://www.shapeoko.com/wiki/index.php/Materials</text:a> </text:p>
            </text:list-item>
            <text:list-item>
              <text:p text:style-name="P14"><text:a xlink:type="simple" xlink:href="http://www.shapeoko.com/forum/viewtopic.php?f=23&amp;t=2078">http://www.shapeoko.com/forum/viewtopic.php?f=23&amp;t=2078</text:a> (How well it cuts alu)</text:p>
            </text:list-item>
          </text:list>
        </text:list-item>
      </text:list>
      <text:p text:style-name="P2"/>
      <text:p text:style-name="P2">DESIGN CONSIDERATIONS</text:p>
      <text:p text:style-name="P2"/>
      <text:p text:style-name="P7">Frame and Base</text:p>
      <text:p text:style-name="P7"/>
      <text:p text:style-name="P7"><text:a xlink:type="simple" xlink:href="http://buildyourcnc.com/tutorials/example-customer-scratch-build-table-supprt-lawrence-m">http://buildyourcnc.com/tutorials/example-customer-scratch-build-table-supprt-lawrence-m</text:a> </text:p>
      <text:p text:style-name="P7"/>
      <text:p text:style-name="P9">80/20 series 10 is good and sturdy – bigger is better (6061 Alloy aluminum)</text:p>
      <text:p text:style-name="P9"/>
      <text:p text:style-name="Standard"><text:span text:style-name="T4">Wood design (aka cheap): </text:span><text:a xlink:type="simple" xlink:href="http://diylilcnc.org/downloads/">http://diylilcnc.org/downloads/</text:a> </text:p>
      <text:p text:style-name="P9"/>
      <text:p text:style-name="P7"/>
      <text:p text:style-name="P7">Spindle/cutter</text:p>
      <text:p text:style-name="P7"/>
      <text:p text:style-name="P9">Several choices:</text:p>
      <text:p text:style-name="P9"><text:soft-page-break/></text:p>
      <text:p text:style-name="P9">-Dremel with proper cutting shit – will probably be only able to cut wood if we do this? (More research needed)</text:p>
      <text:p text:style-name="P9"/>
      <text:p text:style-name="Standard"><text:span text:style-name="T4">- Proper spindles: More expensive but appear to be worth it if you want your end result to be less hack. </text:span><text:span text:style-name="T4">- Neo7CNC uses a</text:span> Bosch 1617 router.</text:p>
      <text:p text:style-name="P9"/>
      <text:p text:style-name="P5">Linear Bearing/Slide System</text:p>
      <text:p text:style-name="P5"/>
      <text:list xml:id="list6972071465240885884" text:style-name="L3">
        <text:list-item>
          <text:p text:style-name="P16">Leadscrews or Belts? Ballscrew? Want to save costs here.</text:p>
        </text:list-item>
        <text:list-item>
          <text:p text:style-name="P16">Many different choices of design.</text:p>
        </text:list-item>
        <text:list-item>
          <text:p text:style-name="P16">Leadscrews are dramatically more precise than belts (since no stretching)</text:p>
        </text:list-item>
        <text:list-item>
          <text:p text:style-name="P16">Systems that use 80/20:</text:p>
          <text:list>
            <text:list-item>
              <text:p text:style-name="P15"><text:span text:style-name="T2">Vslot Linear actuators: </text:span><text:a xlink:type="simple" xlink:href="http://www.thingiverse.com/thing:69004">http://www.thingiverse.com/thing:69004</text:a> </text:p>
            </text:list-item>
            <text:list-item>
              <text:p text:style-name="P15">Open Rail: <text:a xlink:type="simple" xlink:href="http://www.thingiverse.com/thing:24886">http://www.thingiverse.com/thing:24886</text:a> </text:p>
            </text:list-item>
            <text:list-item>
              <text:p text:style-name="P15">Looks sturdy: <text:a xlink:type="simple" xlink:href="http://www.cncrouterparts.com/v-con-assembly-schematics-p-259.html">http://www.cncrouterparts.com/v-con-assembly-schematics-p-259.html</text:a> </text:p>
            </text:list-item>
            <text:list-item>
              <text:p text:style-name="P15">CheapSkate: <text:a xlink:type="simple" xlink:href="http://reprap.org/wiki/Cheapskate">http://reprap.org/wiki/Cheapskate</text:a> “Not ideal for heavy loads”</text:p>
            </text:list-item>
            <text:list-item>
              <text:p text:style-name="P15">Some dude's work: <text:a xlink:type="simple" xlink:href="http://www.thingiverse.com/thing:64365">http://www.thingiverse.com/thing:64365</text:a> (video wasn't that good looking, wobbles a bit around axis)</text:p>
            </text:list-item>
            <text:list-item>
              <text:p text:style-name="P15">Also doesn't look that promising: <text:a xlink:type="simple" xlink:href="http://www.thingiverse.com/thing:21833"><text:span text:style-name="T5">http://www.thingiverse.com/thing:21833</text:span></text:a><text:span text:style-name="T5"> </text:span></text:p>
            </text:list-item>
          </text:list>
        </text:list-item>
        <text:list-item>
          <text:p text:style-name="P15">Systems that use threaded rod:</text:p>
          <text:list>
            <text:list-item>
              <text:p text:style-name="P15">(Concept that nut, not rod rotates, cyclone pcb mill uses this) <text:a xlink:type="simple" xlink:href="http://www.thingiverse.com/thing:45103">http://www.thingiverse.com/thing:45103</text:a> </text:p>
            </text:list-item>
            <text:list-item>
              <text:p text:style-name="P15">Plumbing pipe and skate bearings: <text:a xlink:type="simple" xlink:href="http://www.thingiverse.com/thing:41521">http://www.thingiverse.com/thing:41521</text:a></text:p>
            </text:list-item>
            <text:list-item>
              <text:p text:style-name="P15">Aluminum Angle Stock and skate bearings.</text:p>
            </text:list-item>
          </text:list>
        </text:list-item>
        <text:list-item>
          <text:p text:style-name="P15"><text:a xlink:type="simple" xlink:href="http://www.cncrouterparts.com/linear-carriage-with-abec-7-bearings-p-33.html">http://www.cncrouterparts.com/linear-carriage-with-abec-7-bearings-p-33.html</text:a> </text:p>
        </text:list-item>
        <text:list-item>
          <text:p text:style-name="P15"><text:a xlink:type="simple" xlink:href="http://thunderdork.com/diy-cnc-router-anti-backlash-housing-for-rolled-ballscrew/"><text:span text:style-name="T1">http://thunderdork.com/diy-cnc-router-anti-backlash-housing-for-rolled-ballscrew/</text:span></text:a><text:span text:style-name="T2"> (I really like these too)</text:span></text:p>
        </text:list-item>
      </text:list>
      <text:p text:style-name="P5"/>
      <text:p text:style-name="P5">Electronics</text:p>
      <text:p text:style-name="P5"/>
      <text:p text:style-name="P11">- Modify existing gen7 electronics, get more stepper drivers/stepper drivers that can handle more power/current/volts/whatnot. Keep existing decision to utilize a computer power supply – more wattage might be needed for more powerful steppers, but that's it.</text:p>
      <text:p text:style-name="P11"/>
      <text:p text:style-name="Standard"><text:span text:style-name="T2">- Also look at/use: </text:span><text:a xlink:type="simple" xlink:href="http://www.planet-cnc.com/index.php">http://www.planet-cnc.com/index.php</text:a> </text:p>
      <text:p text:style-name="P5"/>
      <text:p text:style-name="P5">Motors</text:p>
      <text:p text:style-name="P5"/>
      <text:p text:style-name="Standard">- 425oz NEMA 23 bipolar with 1/4 dual shafts <text:span text:style-name="T2">used to great success by neo7CNC.</text:span></text:p>
      <text:p text:style-name="P5"/>
      <text:p text:style-name="P5">Cable Carriers:<text:span text:style-name="T2"> Just print the things, move on...</text:span></text:p>
      <text:p text:style-name="P11"/>
      <text:p text:style-name="P5">Control Software (takes Gcode and makes it happen):</text:p>
      <text:p text:style-name="P11"/>
      <text:p text:style-name="P11"><text:soft-page-break/>EMC2: Linux-only (assuming open source = port)</text:p>
      <text:p text:style-name="P11">LinuxCNC: Also linux but looks to be my favourite thus far regarding direction</text:p>
      <text:p text:style-name="P11"/>
      <text:p text:style-name="P11">PlanetCNC Software</text:p>
      <text:p text:style-name="P11"/>
      <text:p text:style-name="P5">CAM Software (Generates Gcode)</text:p>
      <text:p text:style-name="P11"/>
      <text:p text:style-name="P11">CamBam: free beta utility, though full version is commercial-grade and costs $$. Not preferred.</text:p>
      <text:p text:style-name="P11"/>
      <text:p text:style-name="P11"><text:a xlink:type="simple" xlink:href="http://www.cnc-toolkit.com/">http://www.cnc-toolkit.com</text:a> Plugin for 3D studio MAX (3DSMax). Open-source and shit. Works with lots of axes. (2-6) </text:p>
      <text:p text:style-name="P11"/>
      <text:p text:style-name="Standard"><text:span text:style-name="T2">FREEMill: </text:span><text:a xlink:type="simple" xlink:href="http://www.cncportal.com/">http://www.cncportal.com/</text:a> </text:p>
      <text:p text:style-name="P11"/>
      <text:p text:style-name="Standard"><text:span text:style-name="T2">HyCAD (for 2D rastering and cutting mostly) </text:span><text:a xlink:type="simple" xlink:href="http://www.softpedia.com/get/Science-CAD/HYCAD.shtml">http://www.softpedia.com/get/Science-CAD/HYCAD.shtml</text:a><text:span text:style-name="T2"> </text:span></text:p>
      <text:p text:style-name="Standard"/>
      <text:p text:style-name="Standard"/>
      <text:p text:style-name="Standard">SOURCES USED/OTHER RESORCES:</text:p>
      <text:p text:style-name="Standard"/>
      <text:p text:style-name="Standard">Parts and etc: <text:a xlink:type="simple" xlink:href="http://buildyourcnc.com/">http://buildyourcnc.com/</text:a> </text:p>
      <text:p text:style-name="Standard"/>
      <text:p text:style-name="Standard"><text:a xlink:type="simple" xlink:href="http://www.cnc4free.org/">http://www.cnc4free.org/</text:a> </text:p>
      <text:p text:style-name="Standard"/>
      <text:p text:style-name="Standard"><text:a xlink:type="simple" xlink:href="http://www.neo7cnc.com/">http://www.neo7cnc.com/</text:a> </text:p>
      <text:p text:style-name="Standard"/>
      <text:p text:style-name="Standard"><text:a xlink:type="simple" xlink:href="http://www.doughtydrive.com/">http://www.doughtydrive.com/</text:a> </text:p>
      <text:p text:style-name="Standard"/>
      <text:p text:style-name="Standard">Many axis machines: <text:a xlink:type="simple" xlink:href="http://www.cnc-toolkit.com/cnc_machines.html">http://www.cnc-toolkit.com/cnc_machines.html</text:a> </text:p>
      <text:p text:style-name="Standard"/>
      <text:p text:style-name="Standard">Vinyl knife holder: <text:a xlink:type="simple" xlink:href="http://www.cooperman.talktalk.net/files/11.htm">http://www.cooperman.talktalk.net/files/11.htm</text:a> </text:p>
      <text:p text:style-name="Standard"/>
      <text:p text:style-name="Standard">DIY Parts Tumbler (mostly for post-processing and is totally optional) <text:a xlink:type="simple" xlink:href="http://www.neo7cnc.com/diytumbler.htm">http://www.neo7cnc.com/diytumbler.htm</text:a> </text:p>
      <text:p text:style-name="Standard"/>
      <text:p text:style-name="Standard"><text:a xlink:type="simple" xlink:href="http://cnconabudget.com/">http://cnconabudget.com/</text:a> </text:p>
      <text:p text:style-name="Standard"><text:a xlink:type="simple" xlink:href="http://www.cnccookbook.com/">http://www.cnccookbook.com/</text:a> </text:p>
      <text:p text:style-name="Standard"><text:a xlink:type="simple" xlink:href="http://www.cncrouterparts.com/">http://www.cncrouterparts.com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BC Rapid CNC Mill Design Proposal and Tentative Budg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6:30:47.99</meta:creation-date>
    <dc:date>2013-09-30T13:49:46.18</dc:date>
    <meta:editing-duration>PT22H17M48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3" meta:paragraph-count="71" meta:word-count="611" meta:character-count="4657"/>
  </office:meta>
</office:document-meta>
</file>